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T Mono" svg:font-family="'PT Mono'" style:font-adornments="Обычный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dash" draw:stroke-dash="Double_20_Dash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" style:family="graphic" style:parent-style-name="standard" style:list-style-name="L2">
      <style:graphic-properties draw:stroke="dash" draw:stroke-dash="Double_20_Dash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" style:family="graphic" style:parent-style-name="standard" style:list-style-name="L2">
      <style:graphic-properties draw:stroke="dash" draw:stroke-dash="Double_20_Dash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" style:family="graphic" style:parent-style-name="standard" style:list-style-name="L2">
      <style:graphic-properties draw:stroke="dash" draw:stroke-dash="Double_20_Dash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  <style:paragraph-properties style:writing-mode="lr-tb"/>
    </style:style>
    <style:style style:name="gr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  <style:paragraph-properties style:writing-mode="lr-tb"/>
    </style:style>
    <style:style style:name="gr19" style:family="graphic" style:parent-style-name="standard" style:list-style-name="L2">
      <style:graphic-properties draw:stroke="dash" draw:stroke-dash="Double_20_Dash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" style:family="graphic" style:parent-style-name="standard" style:list-style-name="L2">
      <style:graphic-properties draw:stroke="dash" draw:stroke-dash="Double_20_Dash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" style:family="graphic" style:parent-style-name="standard" style:list-style-name="L2">
      <style:graphic-properties draw:stroke="dash" draw:stroke-dash="Double_20_Dash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" style:family="graphic" style:parent-style-name="standard" style:list-style-name="L2">
      <style:graphic-properties draw:stroke="dash" draw:stroke-dash="Double_20_Dash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0.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1.415cm"/>
      <style:paragraph-properties style:writing-mode="lr-tb"/>
    </style:style>
    <style:style style:name="gr2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  <style:paragraph-properties style:writing-mode="lr-tb"/>
    </style:style>
    <style:style style:name="gr3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  <style:paragraph-properties style:writing-mode="lr-tb"/>
    </style:style>
    <style:style style:name="gr3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  <style:paragraph-properties style:writing-mode="lr-tb"/>
    </style:style>
    <style:style style:name="gr3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  <style:paragraph-properties style:writing-mode="lr-tb"/>
    </style:style>
    <style:style style:name="gr4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  <style:paragraph-properties style:writing-mode="lr-tb"/>
    </style:style>
    <style:style style:name="gr4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  <style:paragraph-properties style:writing-mode="lr-tb"/>
    </style:style>
    <style:style style:name="gr5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  <style:paragraph-properties style:writing-mode="lr-tb"/>
    </style:style>
    <style:style style:name="gr5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  <style:paragraph-properties style:writing-mode="lr-tb"/>
    </style:style>
    <style:style style:name="gr5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  <style:paragraph-properties style:writing-mode="lr-tb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text-properties fo:font-size="10.5pt" style:font-size-asian="10.5pt" style:font-size-complex="10.5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name="group">
          <draw:g>
            <draw:polygon draw:style-name="gr1" draw:text-style-name="P1" draw:layer="layout" svg:width="1.463cm" svg:height="2.373cm" svg:x="5.142cm" svg:y="16.626cm" svg:viewBox="0 0 1464 2374" draw:points="0,2374 1464,2374 1464,0 0,0">
              <text:p/>
            </draw:polygon>
            <draw:line draw:style-name="gr2" draw:text-style-name="P1" draw:layer="layout" svg:x1="5.871cm" svg:y1="17.213cm" svg:x2="5.871cm" svg:y2="18.397cm">
              <text:p/>
            </draw:line>
            <draw:line draw:style-name="gr3" draw:text-style-name="P1" draw:layer="layout" svg:x1="5.509cm" svg:y1="17.81cm" svg:x2="6.238cm" svg:y2="17.81cm">
              <text:p/>
            </draw:line>
          </draw:g>
          <draw:path draw:style-name="gr4" draw:text-style-name="P2" draw:layer="layout" svg:width="8.749cm" svg:height="10.863cm" svg:x="1.5cm" svg:y="8.136cm" svg:viewBox="0 0 8750 10864" svg:d="M636 10864h7475c353 0 639-532 639-1184v-8496c0-652-286-1184-639-1184h-7475c-353 0-636 532-636 1184v8496c0 652 283 1184 636 1184z">
            <text:p text:style-name="P3"><text:span text:style-name="T1"/></text:p>
          </draw:path>
        </draw:g>
        <draw:g draw:name="task-none">
          <draw:g>
            <draw:polygon draw:style-name="gr5" draw:text-style-name="P1" draw:layer="layout" svg:width="0.501cm" svg:height="0.218cm" svg:x="8.099cm" svg:y="10.732cm" svg:viewBox="0 0 502 219" draw:points="0,219 502,219 502,0 0,0">
              <text:p/>
            </draw:polygon>
            <draw:line draw:style-name="gr6" draw:text-style-name="P1" draw:layer="layout" svg:x1="8.348cm" svg:y1="10.786cm" svg:x2="8.348cm" svg:y2="10.895cm">
              <text:p/>
            </draw:line>
            <draw:line draw:style-name="gr7" draw:text-style-name="P1" draw:layer="layout" svg:x1="8.224cm" svg:y1="10.841cm" svg:x2="8.474cm" svg:y2="10.841cm">
              <text:p/>
            </draw:line>
          </draw:g>
          <draw:path draw:style-name="gr8" draw:text-style-name="P2" draw:layer="layout" svg:width="2.999cm" svg:height="0.999cm" svg:x="6.85cm" svg:y="9.95cm" svg:viewBox="0 0 3000 1000" svg:d="M218 1000h2563c121 0 219-49 219-109v-782c0-60-98-109-219-109h-2563c-121 0-218 49-218 109v782c0 60 97 109 218 109z">
            <text:p text:style-name="P3"><text:span text:style-name="T1">Ivan</text:span></text:p>
          </draw:path>
        </draw:g>
        <draw:frame draw:style-name="gr9" draw:text-style-name="P4" draw:layer="layout" svg:width="3.5cm" svg:height="1.073cm" svg:x="1.75cm" svg:y="10.2cm">
          <draw:text-box>
            <text:p><text:span text:style-name="T2">0x0000 (user)</text:span></text:p>
          </draw:text-box>
        </draw:frame>
        <draw:g draw:name="task-none_0">
          <draw:g>
            <draw:polygon draw:style-name="gr10" draw:text-style-name="P1" draw:layer="layout" svg:width="0.501cm" svg:height="0.218cm" svg:x="8.099cm" svg:y="11.982cm" svg:viewBox="0 0 502 219" draw:points="0,219 502,219 502,0 0,0">
              <text:p/>
            </draw:polygon>
            <draw:line draw:style-name="gr11" draw:text-style-name="P1" draw:layer="layout" svg:x1="8.348cm" svg:y1="12.036cm" svg:x2="8.348cm" svg:y2="12.145cm">
              <text:p/>
            </draw:line>
            <draw:line draw:style-name="gr12" draw:text-style-name="P1" draw:layer="layout" svg:x1="8.224cm" svg:y1="12.091cm" svg:x2="8.474cm" svg:y2="12.091cm">
              <text:p/>
            </draw:line>
          </draw:g>
          <draw:path draw:style-name="gr13" draw:text-style-name="P2" draw:layer="layout" svg:width="2.999cm" svg:height="0.999cm" svg:x="6.85cm" svg:y="11.2cm" svg:viewBox="0 0 3000 1000" svg:d="M218 1000h2563c121 0 219-49 219-109v-782c0-60-98-109-219-109h-2563c-121 0-218 49-218 109v782c0 60 97 109 218 109z">
            <text:p text:style-name="P3"><text:span text:style-name="T1">17</text:span></text:p>
          </draw:path>
        </draw:g>
        <draw:frame draw:style-name="gr9" draw:text-style-name="P4" draw:layer="layout" svg:width="3.25cm" svg:height="1.073cm" svg:x="1.75cm" svg:y="11.45cm">
          <draw:text-box>
            <text:p><text:span text:style-name="T2">0x0008 (age)</text:span></text:p>
          </draw:text-box>
        </draw:frame>
        <draw:frame draw:style-name="gr14" draw:text-style-name="P6" draw:layer="layout" svg:width="4.75cm" svg:height="0.962cm" svg:x="3.25cm" svg:y="8.5cm">
          <draw:text-box>
            <text:p text:style-name="P5">STACK</text:p>
          </draw:text-box>
        </draw:frame>
        <draw:g draw:name="task-none_1">
          <draw:g>
            <draw:polygon draw:style-name="gr15" draw:text-style-name="P1" draw:layer="layout" svg:width="0.501cm" svg:height="0.218cm" svg:x="8.107cm" svg:y="13.382cm" svg:viewBox="0 0 502 219" draw:points="0,219 502,219 502,0 0,0">
              <text:p/>
            </draw:polygon>
            <draw:line draw:style-name="gr16" draw:text-style-name="P1" draw:layer="layout" svg:x1="8.356cm" svg:y1="13.436cm" svg:x2="8.356cm" svg:y2="13.545cm">
              <text:p/>
            </draw:line>
            <draw:line draw:style-name="gr17" draw:text-style-name="P1" draw:layer="layout" svg:x1="8.232cm" svg:y1="13.491cm" svg:x2="8.482cm" svg:y2="13.491cm">
              <text:p/>
            </draw:line>
          </draw:g>
          <draw:path draw:style-name="gr18" draw:text-style-name="P2" draw:layer="layout" svg:width="2.999cm" svg:height="0.999cm" svg:x="6.858cm" svg:y="12.6cm" svg:viewBox="0 0 3000 1000" svg:d="M218 1000h2563c121 0 219-49 219-109v-782c0-60-98-109-219-109h-2563c-121 0-218 49-218 109v782c0 60 97 109 218 109z">
            <text:p text:style-name="P3"><text:span text:style-name="T1">Ivanov</text:span></text:p>
          </draw:path>
        </draw:g>
        <draw:frame draw:style-name="gr9" draw:text-style-name="P4" draw:layer="layout" svg:width="4.992cm" svg:height="1.073cm" svg:x="1.758cm" svg:y="12.85cm">
          <draw:text-box>
            <text:p><text:span text:style-name="T2">0x0010 (lastName)</text:span></text:p>
          </draw:text-box>
        </draw:frame>
        <draw:g>
          <draw:polygon draw:style-name="gr19" draw:text-style-name="P1" draw:layer="layout" svg:width="1.243cm" svg:height="3.659cm" svg:x="23.909cm" svg:y="15.34cm" svg:viewBox="0 0 1244 3660" draw:points="0,3660 1244,3660 1244,0 0,0">
            <text:p/>
          </draw:polygon>
          <draw:line draw:style-name="gr20" draw:text-style-name="P1" draw:layer="layout" svg:x1="24.529cm" svg:y1="16.245cm" svg:x2="24.529cm" svg:y2="18.071cm">
            <text:p/>
          </draw:line>
          <draw:line draw:style-name="gr21" draw:text-style-name="P1" draw:layer="layout" svg:x1="24.222cm" svg:y1="17.166cm" svg:x2="24.841cm" svg:y2="17.166cm">
            <text:p/>
          </draw:line>
        </draw:g>
        <draw:path draw:style-name="gr22" draw:text-style-name="P2" draw:layer="layout" svg:width="8.999cm" svg:height="16.749cm" svg:x="19.25cm" svg:y="2.25cm" svg:viewBox="0 0 9000 16750" svg:d="M654 16750h7689c363 0 657-821 657-1826v-13098c0-1005-294-1826-657-1826h-7689c-363 0-654 821-654 1826v13098c0 1005 291 1826 654 1826z">
          <text:p text:style-name="P3"><text:span text:style-name="T1"/></text:p>
        </draw:path>
        <draw:frame draw:style-name="gr23" draw:text-style-name="P7" draw:layer="layout" svg:width="6.25cm" svg:height="2cm" svg:x="21.5cm" svg:y="2.5cm">
          <draw:text-box>
            <text:p text:style-name="P5">HEAP/КУЧА</text:p>
          </draw:text-box>
        </draw:frame>
        <draw:frame draw:style-name="gr24" draw:text-style-name="P8" draw:layer="layout" svg:width="8cm" svg:height="10.75cm" svg:x="10.75cm" svg:y="4.75cm">
          <draw:text-box>
            <text:p><text:span text:style-name="T3">use strict;</text:span><text:span text:style-name="T3"><text:line-break/></text:span><text:span text:style-name="T3"><text:line-break/></text:span><text:span text:style-name="T3"><text:line-break/></text:span><text:span text:style-name="T3">let user = `ivan`;</text:span><text:span text:style-name="T3"><text:line-break/></text:span><text:span text:style-name="T3">let age = 17;</text:span></text:p>
            <text:p><text:span text:style-name="T3">let lastName = `Ivanov`</text:span><text:span text:style-name="T3"><text:line-break/></text:span><text:span text:style-name="T3"><text:line-break/></text:span><text:span text:style-name="T3"><text:line-break/></text:span><text:span text:style-name="T3">let person = {</text:span><text:span text:style-name="T3"><text:line-break/></text:span><text:span text:style-name="T3"> <text:s text:c="3"/>userName: `Petr`,</text:span></text:p>
            <text:p><text:span text:style-name="T3"><text:s text:c="4"/></text:span><text:span text:style-name="T3">age:17,</text:span><text:span text:style-name="T3"><text:line-break/></text:span><text:span text:style-name="T3"> <text:s text:c="3"/>lastName: `Petrov`</text:span><text:span text:style-name="T3"><text:line-break/></text:span><text:span text:style-name="T3">};</text:span><text:span text:style-name="T3"><text:line-break/></text:span><text:span text:style-name="T3"><text:line-break/></text:span><text:span text:style-name="T3"><text:line-break/></text:span><text:span text:style-name="T3">let person2 = person;</text:span></text:p>
            <text:p><text:span text:style-name="T3"/></text:p>
            <text:p><text:span text:style-name="T3">Let personClone = {};</text:span></text:p>
            <text:p><text:span text:style-name="T3"/></text:p>
            <text:p><text:span text:style-name="T3">Object.assign(personClone, person);</text:span></text:p>
          </draw:text-box>
        </draw:frame>
        <draw:frame draw:style-name="gr25" draw:text-style-name="P9" draw:layer="layout" svg:width="2.915cm" svg:height="1.351cm" svg:x="19.585cm" svg:y="3.899cm">
          <draw:text-box>
            <text:p><text:span text:style-name="T4">0x01AF</text:span></text:p>
          </draw:text-box>
        </draw:frame>
        <draw:g draw:name="task-none_2">
          <draw:g>
            <draw:polygon draw:style-name="gr26" draw:text-style-name="P1" draw:layer="layout" svg:width="0.863cm" svg:height="0.924cm" svg:x="24.487cm" svg:y="7.325cm" svg:viewBox="0 0 864 925" draw:points="0,925 864,925 864,0 0,0">
              <text:p/>
            </draw:polygon>
            <draw:line draw:style-name="gr27" draw:text-style-name="P1" draw:layer="layout" svg:x1="24.916cm" svg:y1="7.554cm" svg:x2="24.916cm" svg:y2="8.015cm">
              <text:p/>
            </draw:line>
            <draw:line draw:style-name="gr28" draw:text-style-name="P1" draw:layer="layout" svg:x1="24.702cm" svg:y1="7.787cm" svg:x2="25.132cm" svg:y2="7.787cm">
              <text:p/>
            </draw:line>
          </draw:g>
          <draw:path draw:style-name="gr29" draw:text-style-name="P2" draw:layer="layout" svg:width="5.161cm" svg:height="4.231cm" svg:x="22.338cm" svg:y="4.018cm" svg:viewBox="0 0 5162 4232" svg:d="M375 4232h4410c208 0 377-207 377-461v-3310c0-254-169-461-377-461h-4410c-208 0-375 207-375 461v3310c0 254 167 461 375 461z">
            <text:p text:style-name="P10"><text:span text:style-name="T1">{ </text:span><text:span text:style-name="T1"><text:line-break/></text:span><text:span text:style-name="T1">userName: `Petr`,</text:span><text:span text:style-name="T1"><text:line-break/></text:span><text:span text:style-name="T1">age: 17,</text:span><text:span text:style-name="T1"><text:line-break/></text:span><text:span text:style-name="T1">lastName: `Petrov`</text:span><text:span text:style-name="T1"><text:line-break/></text:span><text:span text:style-name="T1">}</text:span></text:p>
          </draw:path>
        </draw:g>
        <draw:g draw:name="task-none_3">
          <draw:g>
            <draw:polygon draw:style-name="gr30" draw:text-style-name="P1" draw:layer="layout" svg:width="0.501cm" svg:height="0.218cm" svg:x="8.115cm" svg:y="15.075cm" svg:viewBox="0 0 502 219" draw:points="0,219 502,219 502,0 0,0">
              <text:p/>
            </draw:polygon>
            <draw:line draw:style-name="gr31" draw:text-style-name="P1" draw:layer="layout" svg:x1="8.364cm" svg:y1="15.129cm" svg:x2="8.364cm" svg:y2="15.238cm">
              <text:p/>
            </draw:line>
            <draw:line draw:style-name="gr32" draw:text-style-name="P1" draw:layer="layout" svg:x1="8.24cm" svg:y1="15.184cm" svg:x2="8.49cm" svg:y2="15.184cm">
              <text:p/>
            </draw:line>
          </draw:g>
          <draw:path draw:style-name="gr33" draw:text-style-name="P2" draw:layer="layout" svg:width="2.999cm" svg:height="0.999cm" svg:x="6.866cm" svg:y="14.293cm" svg:viewBox="0 0 3000 1000" svg:d="M218 1000h2563c121 0 219-49 219-109v-782c0-60-98-109-219-109h-2563c-121 0-218 49-218 109v782c0 60 97 109 218 109z">
            <text:p text:style-name="P11"><text:span text:style-name="T1">0x01AF</text:span></text:p>
          </draw:path>
        </draw:g>
        <draw:frame draw:style-name="gr9" draw:text-style-name="P4" draw:layer="layout" svg:width="4.992cm" svg:height="1.073cm" svg:x="1.766cm" svg:y="14.543cm">
          <draw:text-box>
            <text:p><text:span text:style-name="T2">0x002B (person)</text:span></text:p>
          </draw:text-box>
        </draw:frame>
        <draw:g draw:name="task-none_4">
          <draw:g>
            <draw:polygon draw:style-name="gr34" draw:text-style-name="P1" draw:layer="layout" svg:width="0.501cm" svg:height="0.218cm" svg:x="8.115cm" svg:y="13.375cm" svg:viewBox="0 0 502 219" draw:points="0,219 502,219 502,0 0,0">
              <text:p/>
            </draw:polygon>
            <draw:line draw:style-name="gr35" draw:text-style-name="P1" draw:layer="layout" svg:x1="8.364cm" svg:y1="13.429cm" svg:x2="8.364cm" svg:y2="13.538cm">
              <text:p/>
            </draw:line>
            <draw:line draw:style-name="gr36" draw:text-style-name="P1" draw:layer="layout" svg:x1="8.24cm" svg:y1="13.484cm" svg:x2="8.49cm" svg:y2="13.484cm">
              <text:p/>
            </draw:line>
          </draw:g>
          <draw:path draw:style-name="gr37" draw:text-style-name="P2" draw:layer="layout" svg:width="2.999cm" svg:height="0.999cm" svg:x="6.866cm" svg:y="12.593cm" svg:viewBox="0 0 3000 1000" svg:d="M218 1000h2563c121 0 219-49 219-109v-782c0-60-98-109-219-109h-2563c-121 0-218 49-218 109v782c0 60 97 109 218 109z">
            <text:p text:style-name="P3"><text:span text:style-name="T1">Ivanov</text:span></text:p>
          </draw:path>
        </draw:g>
        <draw:frame draw:style-name="gr9" draw:text-style-name="P4" draw:layer="layout" svg:width="4.992cm" svg:height="1.073cm" svg:x="1.766cm" svg:y="12.843cm">
          <draw:text-box>
            <text:p><text:span text:style-name="T2">0x0010 (lastName)</text:span></text:p>
          </draw:text-box>
        </draw:frame>
        <draw:g draw:name="task-none_5">
          <draw:g>
            <draw:polygon draw:style-name="gr38" draw:text-style-name="P1" draw:layer="layout" svg:width="0.501cm" svg:height="0.218cm" svg:x="8.123cm" svg:y="16.568cm" svg:viewBox="0 0 502 219" draw:points="0,219 502,219 502,0 0,0">
              <text:p/>
            </draw:polygon>
            <draw:line draw:style-name="gr39" draw:text-style-name="P1" draw:layer="layout" svg:x1="8.372cm" svg:y1="16.622cm" svg:x2="8.372cm" svg:y2="16.731cm">
              <text:p/>
            </draw:line>
            <draw:line draw:style-name="gr40" draw:text-style-name="P1" draw:layer="layout" svg:x1="8.248cm" svg:y1="16.677cm" svg:x2="8.498cm" svg:y2="16.677cm">
              <text:p/>
            </draw:line>
          </draw:g>
          <draw:path draw:style-name="gr41" draw:text-style-name="P2" draw:layer="layout" svg:width="2.999cm" svg:height="0.999cm" svg:x="6.874cm" svg:y="15.786cm" svg:viewBox="0 0 3000 1000" svg:d="M218 1000h2563c121 0 219-49 219-109v-782c0-60-98-109-219-109h-2563c-121 0-218 49-218 109v782c0 60 97 109 218 109z">
            <text:p text:style-name="P11"><text:span text:style-name="T1">0x01AF</text:span></text:p>
          </draw:path>
        </draw:g>
        <draw:frame draw:style-name="gr9" draw:text-style-name="P4" draw:layer="layout" svg:width="4.992cm" svg:height="1.073cm" svg:x="1.774cm" svg:y="16.036cm">
          <draw:text-box>
            <text:p><text:span text:style-name="T2">0x0033 (person2)</text:span></text:p>
          </draw:text-box>
        </draw:frame>
        <draw:g draw:name="task-none_6">
          <draw:g>
            <draw:polygon draw:style-name="gr42" draw:text-style-name="P1" draw:layer="layout" svg:width="0.501cm" svg:height="0.218cm" svg:x="8.123cm" svg:y="15.068cm" svg:viewBox="0 0 502 219" draw:points="0,219 502,219 502,0 0,0">
              <text:p/>
            </draw:polygon>
            <draw:line draw:style-name="gr43" draw:text-style-name="P1" draw:layer="layout" svg:x1="8.372cm" svg:y1="15.122cm" svg:x2="8.372cm" svg:y2="15.231cm">
              <text:p/>
            </draw:line>
            <draw:line draw:style-name="gr44" draw:text-style-name="P1" draw:layer="layout" svg:x1="8.248cm" svg:y1="15.177cm" svg:x2="8.498cm" svg:y2="15.177cm">
              <text:p/>
            </draw:line>
          </draw:g>
          <draw:path draw:style-name="gr45" draw:text-style-name="P2" draw:layer="layout" svg:width="2.999cm" svg:height="0.999cm" svg:x="6.874cm" svg:y="14.286cm" svg:viewBox="0 0 3000 1000" svg:d="M218 1000h2563c121 0 219-49 219-109v-782c0-60-98-109-219-109h-2563c-121 0-218 49-218 109v782c0 60 97 109 218 109z">
            <text:p text:style-name="P11"><text:span text:style-name="T1">0x01AF</text:span></text:p>
          </draw:path>
        </draw:g>
        <draw:frame draw:style-name="gr9" draw:text-style-name="P4" draw:layer="layout" svg:width="4.992cm" svg:height="1.073cm" svg:x="1.774cm" svg:y="14.536cm">
          <draw:text-box>
            <text:p><text:span text:style-name="T2">0x002B (person)</text:span></text:p>
          </draw:text-box>
        </draw:frame>
        <draw:g draw:name="task-none_7">
          <draw:g>
            <draw:polygon draw:style-name="gr46" draw:text-style-name="P1" draw:layer="layout" svg:width="0.501cm" svg:height="0.218cm" svg:x="8.123cm" svg:y="15.068cm" svg:viewBox="0 0 502 219" draw:points="0,219 502,219 502,0 0,0">
              <text:p/>
            </draw:polygon>
            <draw:line draw:style-name="gr47" draw:text-style-name="P1" draw:layer="layout" svg:x1="8.372cm" svg:y1="15.122cm" svg:x2="8.372cm" svg:y2="15.231cm">
              <text:p/>
            </draw:line>
            <draw:line draw:style-name="gr48" draw:text-style-name="P1" draw:layer="layout" svg:x1="8.248cm" svg:y1="15.177cm" svg:x2="8.498cm" svg:y2="15.177cm">
              <text:p/>
            </draw:line>
          </draw:g>
          <draw:path draw:style-name="gr49" draw:text-style-name="P2" draw:layer="layout" svg:width="2.999cm" svg:height="0.999cm" svg:x="6.874cm" svg:y="14.286cm" svg:viewBox="0 0 3000 1000" svg:d="M218 1000h2563c121 0 219-49 219-109v-782c0-60-98-109-219-109h-2563c-121 0-218 49-218 109v782c0 60 97 109 218 109z">
            <text:p text:style-name="P11"><text:span text:style-name="T1">0x01AF</text:span></text:p>
          </draw:path>
        </draw:g>
        <draw:frame draw:style-name="gr9" draw:text-style-name="P4" draw:layer="layout" svg:width="4.992cm" svg:height="1.073cm" svg:x="1.774cm" svg:y="14.536cm">
          <draw:text-box>
            <text:p><text:span text:style-name="T2">0x002B (person)</text:span></text:p>
          </draw:text-box>
        </draw:frame>
        <draw:g draw:name="task-none_8">
          <draw:g>
            <draw:polygon draw:style-name="gr50" draw:text-style-name="P1" draw:layer="layout" svg:width="0.501cm" svg:height="0.218cm" svg:x="8.131cm" svg:y="18.061cm" svg:viewBox="0 0 502 219" draw:points="0,219 502,219 502,0 0,0">
              <text:p/>
            </draw:polygon>
            <draw:line draw:style-name="gr51" draw:text-style-name="P1" draw:layer="layout" svg:x1="8.38cm" svg:y1="18.115cm" svg:x2="8.38cm" svg:y2="18.224cm">
              <text:p/>
            </draw:line>
            <draw:line draw:style-name="gr52" draw:text-style-name="P1" draw:layer="layout" svg:x1="8.256cm" svg:y1="18.17cm" svg:x2="8.506cm" svg:y2="18.17cm">
              <text:p/>
            </draw:line>
          </draw:g>
          <draw:path draw:style-name="gr53" draw:text-style-name="P2" draw:layer="layout" svg:width="2.999cm" svg:height="0.999cm" svg:x="6.882cm" svg:y="17.279cm" svg:viewBox="0 0 3000 1000" svg:d="M218 1000h2563c121 0 219-49 219-109v-782c0-60-98-109-219-109h-2563c-121 0-218 49-218 109v782c0 60 97 109 218 109z">
            <text:p text:style-name="P11"><text:span text:style-name="T1">0x025F</text:span></text:p>
          </draw:path>
        </draw:g>
        <draw:frame draw:style-name="gr9" draw:text-style-name="P4" draw:layer="layout" svg:width="4.992cm" svg:height="1.073cm" svg:x="1.782cm" svg:y="17.529cm">
          <draw:text-box>
            <text:p><text:span text:style-name="T2">0x003B (personClone)</text:span></text:p>
          </draw:text-box>
        </draw:frame>
        <draw:g draw:name="task-none_9">
          <draw:g>
            <draw:polygon draw:style-name="gr54" draw:text-style-name="P1" draw:layer="layout" svg:width="0.501cm" svg:height="0.218cm" svg:x="8.131cm" svg:y="16.561cm" svg:viewBox="0 0 502 219" draw:points="0,219 502,219 502,0 0,0">
              <text:p/>
            </draw:polygon>
            <draw:line draw:style-name="gr55" draw:text-style-name="P1" draw:layer="layout" svg:x1="8.38cm" svg:y1="16.615cm" svg:x2="8.38cm" svg:y2="16.724cm">
              <text:p/>
            </draw:line>
            <draw:line draw:style-name="gr56" draw:text-style-name="P1" draw:layer="layout" svg:x1="8.256cm" svg:y1="16.67cm" svg:x2="8.506cm" svg:y2="16.67cm">
              <text:p/>
            </draw:line>
          </draw:g>
          <draw:path draw:style-name="gr57" draw:text-style-name="P2" draw:layer="layout" svg:width="2.999cm" svg:height="0.999cm" svg:x="6.882cm" svg:y="15.779cm" svg:viewBox="0 0 3000 1000" svg:d="M218 1000h2563c121 0 219-49 219-109v-782c0-60-98-109-219-109h-2563c-121 0-218 49-218 109v782c0 60 97 109 218 109z">
            <text:p text:style-name="P11"><text:span text:style-name="T1">0x01AF</text:span></text:p>
          </draw:path>
        </draw:g>
        <draw:frame draw:style-name="gr9" draw:text-style-name="P4" draw:layer="layout" svg:width="4.992cm" svg:height="1.073cm" svg:x="1.782cm" svg:y="16.029cm">
          <draw:text-box>
            <text:p><text:span text:style-name="T2">0x0033 (person2)</text:span></text:p>
          </draw:text-box>
        </draw:frame>
        <draw:frame draw:style-name="gr25" draw:text-style-name="P9" draw:layer="layout" svg:width="2.915cm" svg:height="1.351cm" svg:x="19.793cm" svg:y="9.708cm">
          <draw:text-box>
            <text:p><text:span text:style-name="T4">0x025F</text:span></text:p>
          </draw:text-box>
        </draw:frame>
        <draw:g draw:name="task-none_10">
          <draw:g>
            <draw:polygon draw:style-name="gr58" draw:text-style-name="P1" draw:layer="layout" svg:width="0.863cm" svg:height="0.924cm" svg:x="24.495cm" svg:y="13.134cm" svg:viewBox="0 0 864 925" draw:points="0,925 864,925 864,0 0,0">
              <text:p/>
            </draw:polygon>
            <draw:line draw:style-name="gr59" draw:text-style-name="P1" draw:layer="layout" svg:x1="24.924cm" svg:y1="13.363cm" svg:x2="24.924cm" svg:y2="13.824cm">
              <text:p/>
            </draw:line>
            <draw:line draw:style-name="gr60" draw:text-style-name="P1" draw:layer="layout" svg:x1="24.71cm" svg:y1="13.596cm" svg:x2="25.14cm" svg:y2="13.596cm">
              <text:p/>
            </draw:line>
          </draw:g>
          <draw:path draw:style-name="gr61" draw:text-style-name="P2" draw:layer="layout" svg:width="5.161cm" svg:height="4.231cm" svg:x="22.346cm" svg:y="9.827cm" svg:viewBox="0 0 5162 4232" svg:d="M375 4232h4410c208 0 377-207 377-461v-3310c0-254-169-461-377-461h-4410c-208 0-375 207-375 461v3310c0 254 167 461 375 461z">
            <text:p text:style-name="P10"><text:span text:style-name="T1">{</text:span><text:span text:style-name="T1"><text:line-break/></text:span><text:span text:style-name="T1">userName: `Petr`,</text:span><text:span text:style-name="T1"><text:line-break/></text:span><text:span text:style-name="T1">age: 17,</text:span><text:span text:style-name="T1"><text:line-break/></text:span><text:span text:style-name="T1">lastName: `Petrov`</text:span><text:span text:style-name="T1"><text:line-break/></text:span><text:span text:style-name="T1">}</text:span></text:p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T Mono" svg:font-family="'PT Mono'" style:font-adornments="Обычный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PT Mono" fo:font-family="'PT Mono'" style:font-style-name="Обычный" style:font-pitch="fixed" fo:font-size="18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9T17:19:03.604627380</meta:creation-date>
    <dc:date>2023-03-09T18:02:19.206811273</dc:date>
    <meta:editing-duration>PT11M24S</meta:editing-duration>
    <meta:editing-cycles>3</meta:editing-cycles>
    <meta:generator>LibreOffice/7.0.4.2$Linux_X86_64 LibreOffice_project/00$Build-2</meta:generator>
    <meta:document-statistic meta:object-count="98"/>
  </office:meta>
</office:document-meta>
</file>